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2cm" svg:height="1cm" svg:x="3.2cm" svg:y="3cm">
          <text:p text:style-name="P1"><text:span text:style-name="T1">start</text:span></text:p>
        </draw:ellipse>
        <draw:custom-shape draw:style-name="gr2" draw:text-style-name="P2" xml:id="id5" draw:id="id5" draw:layer="layout" svg:width="1.5cm" svg:height="1.5cm" svg:x="3.5cm" svg:y="12cm">
          <text:p text:style-name="P1"><text:span text:style-name="T1">c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xml:id="id2" draw:id="id2" draw:layer="layout" svg:width="2.8cm" svg:height="1cm" svg:x="2.8cm" svg:y="5.1cm">
          <text:p text:style-name="P1"><text:span text:style-name="T1">設定檔案</text:span><text:span text:style-name="T1">IO</text:span></text:p>
        </draw:rect>
        <draw:connector draw:style-name="gr3" draw:text-style-name="P1" draw:layer="layout" svg:x1="4.2cm" svg:y1="4cm" svg:x2="4.2cm" svg:y2="5.1cm" draw:start-shape="id1" draw:start-glue-point="2" draw:end-shape="id2" draw:end-glue-point="0" svg:d="M4200 4000v1100">
          <text:p/>
        </draw:connector>
        <draw:rect draw:style-name="gr1" draw:text-style-name="P2" xml:id="id3" draw:id="id3" draw:layer="layout" svg:width="2.8cm" svg:height="1cm" svg:x="2.8cm" svg:y="7.5cm">
          <text:p text:style-name="P1"><text:span text:style-name="T1">匯入</text:span><text:span text:style-name="T1">bmp</text:span><text:span text:style-name="T1">資料</text:span></text:p>
        </draw:rect>
        <draw:connector draw:style-name="gr3" draw:text-style-name="P1" draw:layer="layout" svg:x1="4.2cm" svg:y1="6.1cm" svg:x2="4.2cm" svg:y2="7.5cm" draw:start-shape="id2" draw:start-glue-point="2" draw:end-shape="id3" draw:end-glue-point="0" svg:d="M4200 6100v1400">
          <text:p/>
        </draw:connector>
        <draw:rect draw:style-name="gr1" draw:text-style-name="P2" xml:id="id4" draw:id="id4" draw:layer="layout" svg:width="3.5cm" svg:height="1cm" svg:x="2.5cm" svg:y="10cm">
          <text:p text:style-name="P1"><text:span text:style-name="T1">匯入</text:span><text:span text:style-name="T1">bmp</text:span><text:span text:style-name="T1">標頭資訊</text:span></text:p>
        </draw:rect>
        <draw:connector draw:style-name="gr3" draw:text-style-name="P1" draw:layer="layout" svg:x1="4.1cm" svg:y1="8.5cm" svg:x2="4.25cm" svg:y2="10cm" draw:end-shape="id4" draw:end-glue-point="0" svg:d="M4100 8500v500h150v1000">
          <text:p/>
        </draw:connector>
        <draw:connector draw:style-name="gr3" draw:text-style-name="P1" draw:layer="layout" svg:x1="4.25cm" svg:y1="11cm" svg:x2="4.25cm" svg:y2="12cm" draw:start-shape="id4" draw:start-glue-point="2" draw:end-shape="id5" draw:end-glue-point="4" svg:d="M4250 11000v1000">
          <text:p/>
        </draw:connector>
        <draw:rect draw:style-name="gr1" draw:text-style-name="P2" xml:id="id6" draw:id="id6" draw:layer="layout" svg:width="2cm" svg:height="1cm" svg:x="1.5cm" svg:y="14.6cm">
          <text:p text:style-name="P1"><text:span text:style-name="T1">水平鏡射</text:span></text:p>
        </draw:rect>
        <draw:rect draw:style-name="gr1" draw:text-style-name="P2" xml:id="id7" draw:id="id7" draw:layer="layout" svg:width="2cm" svg:height="1cm" svg:x="1.5cm" svg:y="16.5cm">
          <text:p text:style-name="P1"><text:span text:style-name="T1"><text:s/></text:span><text:span text:style-name="T1">灰階</text:span></text:p>
        </draw:rect>
        <draw:rect draw:style-name="gr1" draw:text-style-name="P2" xml:id="id10" draw:id="id10" draw:layer="layout" svg:width="2cm" svg:height="1cm" svg:x="5cm" svg:y="16cm">
          <text:p text:style-name="P1"><text:span text:style-name="T1">合併</text:span></text:p>
        </draw:rect>
        <draw:connector draw:style-name="gr3" draw:text-style-name="P1" draw:layer="layout" svg:x1="4.25cm" svg:y1="13.5cm" svg:x2="2.5cm" svg:y2="14.6cm" draw:start-shape="id5" draw:start-glue-point="6" draw:end-shape="id6" draw:end-glue-point="0" svg:d="M4250 13500v551h-1750v549">
          <text:p/>
        </draw:connector>
        <draw:ellipse draw:style-name="gr1" draw:text-style-name="P2" xml:id="id8" draw:id="id8" draw:layer="layout" svg:width="2cm" svg:height="1cm" svg:x="3cm" svg:y="19cm">
          <text:p text:style-name="P1"><text:span text:style-name="T1">end</text:span></text:p>
        </draw:ellipse>
        <draw:rect draw:style-name="gr1" draw:text-style-name="P2" xml:id="id11" draw:id="id11" draw:layer="layout" svg:width="2cm" svg:height="1cm" svg:x="5cm" svg:y="17.5cm">
          <text:p text:style-name="P1"><text:span text:style-name="T1"><text:s/></text:span><text:span text:style-name="T1">灰階</text:span></text:p>
        </draw:rect>
        <draw:rect draw:style-name="gr1" draw:text-style-name="P2" xml:id="id9" draw:id="id9" draw:layer="layout" svg:width="2cm" svg:height="1cm" svg:x="5cm" svg:y="14.5cm">
          <text:p text:style-name="P1"><text:span text:style-name="T1">水平鏡射</text:span></text:p>
        </draw:rect>
        <draw:connector draw:style-name="gr3" draw:text-style-name="P1" draw:layer="layout" draw:type="lines" svg:x1="2.5cm" svg:y1="15.6cm" svg:x2="2.5cm" svg:y2="16.5cm" draw:start-shape="id6" draw:start-glue-point="2" draw:end-shape="id7" svg:d="M2500 15600v501-102 501">
          <text:p/>
        </draw:connector>
        <draw:connector draw:style-name="gr3" draw:text-style-name="P1" draw:layer="layout" draw:type="lines" draw:line-skew="0.499cm" svg:x1="2.5cm" svg:y1="17.5cm" svg:x2="4cm" svg:y2="19cm" draw:start-shape="id7" draw:start-glue-point="2" draw:end-shape="id8" draw:end-glue-point="0" svg:d="M2500 17500v1000l1500-1v501">
          <text:p/>
        </draw:connector>
        <draw:connector draw:style-name="gr3" draw:text-style-name="P1" draw:layer="layout" draw:type="lines" svg:x1="4.25cm" svg:y1="13.5cm" svg:x2="6cm" svg:y2="14.5cm" draw:start-shape="id5" draw:start-glue-point="6" draw:end-shape="id9" draw:end-glue-point="0" svg:d="M4250 13500v502l1750-3v501">
          <text:p/>
        </draw:connector>
        <draw:connector draw:style-name="gr3" draw:text-style-name="P1" draw:layer="layout" draw:type="lines" svg:x1="6cm" svg:y1="15.5cm" svg:x2="6cm" svg:y2="16cm" draw:start-shape="id9" draw:start-glue-point="2" draw:end-shape="id10" svg:d="M6000 15500v501-502 501">
          <text:p/>
        </draw:connector>
        <draw:connector draw:style-name="gr3" draw:text-style-name="P1" draw:layer="layout" draw:type="lines" svg:x1="6cm" svg:y1="17cm" svg:x2="6cm" svg:y2="17.5cm" draw:start-shape="id10" draw:start-glue-point="2" draw:end-shape="id11" svg:d="M6000 17000v501-502 501">
          <text:p/>
        </draw:connector>
        <draw:connector draw:style-name="gr3" draw:text-style-name="P1" draw:layer="layout" draw:type="lines" draw:line-skew="0.499cm" svg:x1="6cm" svg:y1="18.5cm" svg:x2="5cm" svg:y2="19.5cm" draw:start-shape="id11" draw:start-glue-point="2" draw:end-shape="id8" svg:d="M6000 18500v1000h-499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2M33S</meta:editing-duration>
    <meta:editing-cycles>4</meta:editing-cycles>
    <meta:generator>OpenOffice/4.1.3$Win32 OpenOffice.org_project/413m1$Build-9783</meta:generator>
    <dc:date>2017-10-17T08:42:40.70</dc:date>
    <meta:document-statistic meta:object-count="22"/>
  </office:meta>
</office:document-meta>
</file>